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4000001041D2758F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587cm" svg:height="18.757cm" svg:x="4.113cm" svg:y="0.643cm">
          <draw:image xlink:href="Pictures/10000000000000D4000001041D2758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03T19:26:48</meta:creation-date>
    <dc:date>2013-02-03T19:32:06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